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a</text:p>1.0a<text:p text:style-name="rststyle-textbody"><text:span text:style-name="rststyle-strong">Date: </text:span>Aug. 30, 2006</text:p>Aug. 30, 2006<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textbody">This document describes the Docutils odtwriter.</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item>
        <text:list-item>
          <text:p text:style-name="rststyle-bulletitem"><text:a xlink:type="simple" xlink:href="#how-to-use-it">How to Use It</text:a></text:p>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
        </text:list-item>
      </text:list>
      <text:section text:style-name="Sect1" text:name="Section2"><text:h text:outline-level="1" text:style-name="rststyle-heading1">1   Introduction</text:h>1   <text:p text:style-name="rststyle-textbody">What it does -- <text:span text:style-name="rststyle-inlineliteral">rst2odt.py/odtwriter.py</text:span> translate reST
(reStructuredText) into a Open Document Format <text:span text:style-name="rststyle-inlineliteral">.odt</text:span> file.  You
can learn more abou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section>
      <text:section text:style-name="Sect1" text:name="Section3"><text:h text:outline-level="1" text:style-name="rststyle-heading1">2   How to Install It</text:h>2   <text:p text:style-name="rststyle-textbody">Requirements -- <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text:p text:style-name="rststyle-textbody">Install <text:span text:style-name="rststyle-inlineliteral">odtwriter</text:span> with the standard Python installation
commands:</text:p><text:p text:style-name="rststyle-codeblock">$ python setup.py build</text:p><text:p text:style-name="rststyle-codeblock">$ python setup.py install       # as root</text:p><text:p text:style-name="rststyle-textbody">This will install the odtwriter under <text:span text:style-name="rststyle-inlineliteral">docutils/writers/odtwriter</text:span>
within your Docutils installation.</text:p></text:section>
      <text:section text:style-name="Sect1" text:name="Section4"><text:h text:outline-level="1" text:style-name="rststyle-heading1">3   How to Use It</text:h>3   <text:p text:style-name="rststyle-textbody">Run it from the command line as follows:</text:p><text:p text:style-name="rststyle-codeblock">$ rst2odt.py myinput.txt myoutput.odt</text:p><text:p text:style-name="rststyle-textbody">To see usage information and to learn about command line flags
that you can use, run the following:</text:p><text:p text:style-name="rststyle-codeblock">$ rst2odt.py --help</text:p><text:p text:style-name="rststyle-textbody">Examples:</text:p><text:p text:style-name="rststyle-codeblock">$ rst2odt.py -s -g python_comments.txt python_comments.odt</text:p><text:p text:style-name="rststyle-codeblock"/><text:p text:style-name="rststyle-codeblock">$ rst2odt.py --source-url=odtwriter.txt --generator --stylesheet-path=/myconfigs/styles.odt odtwriter.txt odtwriter.odt</text:p></text:section>
      <text:section text:style-name="Sect1" text:name="Section5"><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owriter</text:span>, modify the
style you wish to change (in my version of <text:span text:style-name="rststyle-inlineliteral">oowriter</text:span>, do this
with menu item <text:span text:style-name="rststyle-inlineliteral">Format/Styles and Formatting</text:span>), save this
document, then generate your documents using this modified copy
of <text:span text:style-name="rststyle-inlineliteral">styles.odt</text:span>.</text:p></text:list-item><text:list-item><text:p text:style-name="rststyle-bulletitem">Open a document generated by <text:span text:style-name="rststyle-inlineliteral">odtwriter</text:span> in <text:span text:style-name="rststyle-quotation">oowriter`</text:span>.  Now,
edit the style you are interested in modifying.  To do so either
(1) press F11 or (2) use menu item "Format/Styles and
Formatting", then right-click on the relevant style and select
"Modify".  Modify the style, then save your document.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6"><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section text:style-name="Sect3" text:name="Section7"><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8"><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text:section>
      <text:section text:name="_rstFooterSection">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adornments="Regular" style:font-pitch="fixed"/>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6-08-30T15:33:15</meta:creation-date>
    <dc:creator>dkuhlman</dc:creator>
    <dc:date>2006-08-30T15:33:15</dc:date>
    <dc:language>en-US</dc:language>
    <meta:editing-cycles>1</meta:editing-cycles>
    <meta:editing-duration>PT00M01S</meta:editing-duration>
  </office:meta>
</office:document-meta>
</file>